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199cm" fo:margin-bottom="0.101cm" loext:contextual-spacing="false"/>
    </style:style>
    <style:style style:name="P2" style:family="paragraph" style:parent-style-name="Standard" style:list-style-name="">
      <style:paragraph-properties fo:margin-top="0cm" fo:margin-bottom="0cm" loext:contextual-spacing="false"/>
      <style:text-properties officeooo:paragraph-rsid="001f298f"/>
    </style:style>
    <style:style style:name="P3" style:family="paragraph" style:parent-style-name="Standard" style:list-style-name="Numeracja_20_rzymskimi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" style:family="paragraph" style:parent-style-name="Standard" style:list-style-name="numeracja_20_arabskimi">
      <style:paragraph-properties fo:margin-top="0cm" fo:margin-bottom="0cm" loext:contextual-spacing="false"/>
    </style:style>
    <style:style style:name="P5" style:family="paragraph" style:parent-style-name="Standard" style:list-style-name="literki">
      <style:paragraph-properties fo:margin-top="0cm" fo:margin-bottom="0cm" loext:contextual-spacing="false"/>
    </style:style>
    <style:style style:name="P6" style:family="paragraph" style:parent-style-name="Standard" style:list-style-name="numeracja_20_arabskimi2">
      <style:paragraph-properties fo:margin-top="0cm" fo:margin-bottom="0cm" loext:contextual-spacing="false"/>
    </style:style>
    <style:style style:name="P7" style:family="paragraph" style:parent-style-name="Standard" style:list-style-name="literki_20_pod_20_arabskimi_20_2">
      <style:paragraph-properties fo:margin-top="0cm" fo:margin-bottom="0cm" loext:contextual-spacing="false"/>
    </style:style>
    <style:style style:name="P8" style:family="paragraph" style:parent-style-name="Standard" style:list-style-name="">
      <style:paragraph-properties fo:margin-top="0cm" fo:margin-bottom="0cm" loext:contextual-spacing="false" fo:text-align="end" style:justify-single-word="false"/>
    </style:style>
    <style:style style:name="P9" style:family="paragraph" style:parent-style-name="Standard" style:list-style-name="">
      <style:paragraph-properties fo:margin-top="0cm" fo:margin-bottom="0cm" loext:contextual-spacing="false" fo:text-align="start" style:justify-single-word="false"/>
      <style:text-properties officeooo:rsid="0022015f" officeooo:paragraph-rsid="0022015f"/>
    </style:style>
    <style:style style:name="P10" style:family="paragraph" style:parent-style-name="Heading_20_1">
      <style:paragraph-properties fo:margin-top="0cm" fo:margin-bottom="0.101cm" loext:contextual-spacing="false"/>
      <style:text-properties fo:font-size="14pt" style:font-size-asian="14pt" style:font-size-complex="14pt"/>
    </style:style>
    <style:style style:name="P11" style:family="paragraph" style:parent-style-name="Heading_20_1">
      <style:paragraph-properties fo:margin-top="0cm" fo:margin-bottom="0.199cm" loext:contextual-spacing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48869869130495765" text:style-name="Outline">
        <text:list-item>
          <text:h text:style-name="P10" text:outline-level="1">PLAN PREZENTACJI NA WEWNĘTRZNY USTNY EGZAMIN MATURALNY</text:h>
        </text:list-item>
        <text:list-item>
          <text:h text:style-name="P11" text:outline-level="1">Z JĘZYKA POLSKIEGO W ROKU SZKOLNYM 2006/2007 </text:h>
        </text:list-item>
      </text:list>
      <text:p text:style-name="P1">Magdalena Barańska, klasa 3d</text:p>
      <text:p text:style-name="P2"><text:span text:style-name="T1">Temat</text:span>: Różne oblicza władców. Porównaj wybrane portrety w oparciu o teksty dramatyczne.</text:p>
      <text:list xml:id="list39382537169805239" text:style-name="Numeracja_20_rzymskimi">
        <text:list-item>
          <text:p text:style-name="P3">Literatura podmiotu:</text:p>
        </text:list-item>
      </text:list>
      <text:list xml:id="list6703457696889904742" text:style-name="numeracja_20_arabskimi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60626751811906" text:continue-list="list39382537169805239" text:style-name="Numeracja_20_rzymskimi">
        <text:list-item>
          <text:p text:style-name="P3">Literatura przedmiotu:</text:p>
        </text:list-item>
      </text:list>
      <text:list xml:id="list60626063918415" text:continue-list="list6703457696889904742" text:style-name="numeracja_20_arabskimi">
        <text:list-item text:start-value="1"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60626716385380" text:continue-list="list60626751811906" text:style-name="Numeracja_20_rzymskimi">
        <text:list-item>
          <text:p text:style-name="P3">Ramowy plan wypowiedzi:</text:p>
        </text:list-item>
      </text:list>
      <text:list xml:id="list169279717822454718" text:style-name="literki">
        <text:list-item text:start-value="1">
          <text:p text:style-name="P5">Wstęp</text:p>
        </text:list-item>
      </text:list>
      <text:list xml:id="list2115006149799649441" text:style-name="numeracja_20_arabskimi2">
        <text:list-item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60626179398225" text:continue-list="list169279717822454718" text:style-name="literki">
        <text:list-item>
          <text:p text:style-name="P5">Kolejność prezentowanych argumentów (treści)</text:p>
        </text:list-item>
      </text:list>
      <text:list xml:id="list60625029414046" text:continue-list="list2115006149799649441" text:style-name="numeracja_20_arabskimi2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6">Zróżnicowanie* oceny postępowania Kreona jako:</text:p>
        </text:list-item>
      </text:list>
      <text:list xml:id="list9024469609720708755" text:style-name="literki_20_pod_20_arabskimi_20_2">
        <text:list-item>
          <text:p text:style-name="P7">władcy – tyrana i despoty surowo egzekwującego wydane prawa i rozkazy,</text:p>
        </text:list-item>
        <text:list-item>
          <text:p text:style-name="P7">władcy konsekwentnego, bezkompromisowego, pozbawionego prywaty, kierującego się interesami i obowiązkami państwa.</text:p>
        </text:list-item>
      </text:list>
      <text:list xml:id="list60625806468628" text:continue-list="list60625029414046" text:style-name="numeracja_20_arabskimi2">
        <text:list-item>
          <text:p text:style-name="P6">Sylwetka bezwzględnego Makbeta – władcy zbrodniarza zaślepionego namiętnością władzy, ale bezustannego borykającego się z wyrzutami sumienia:</text:p>
        </text:list-item>
      </text:list>
      <text:list xml:id="list60625420953150" text:continue-list="list9024469609720708755" text:style-name="literki_20_pod_20_arabskimi_20_2">
        <text:list-item>
          <text:p text:style-name="P7">tragizm postaci Makbeta – władca ukazany jako marionetka ludzkich namiętności, motyw życia – teatru.</text:p>
        </text:list-item>
      </text:list>
      <text:list xml:id="list60625791835515" text:continue-list="list60626179398225" text:style-name="literki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60626639341777" text:continue-list="list60626716385380" text:style-name="Numeracja_20_rzymskimi">
        <text:list-item>
          <text:p text:style-name="P3">Materiały pomocnicze</text:p>
        </text:list-item>
      </text:list>
      <text:list xml:id="list60626914704755" text:continue-list="list60626063918415" text:style-name="numeracja_20_arabskimi">
        <text:list-item text:start-value="1">
          <text:p text:style-name="P4">kartka z cytatami,</text:p>
        </text:list-item>
        <text:list-item>
          <text:p text:style-name="P4">prezentacja multimedialna.</text:p>
        </text:list-item>
      </text:list>
      <text:p text:style-name="P8">Podpis zdającego</text:p>
      <text:p text:style-name="P8">...........................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terki" style:class="text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cja_20_rzymskimi" style:display-name="Numeracja rzymskim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" style:display-name="numeracja arabskimi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cm" fo:text-indent="-0.36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1cm" fo:text-indent="-32.768cm" fo:margin-left="32.76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2" style:display-name="numeracja arabskimi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4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4cm" fo:text-indent="-0.4cm" fo:margin-left="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1" style:display-name="Bez tytułu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_20_pod_20_arabskimi_20_2" style:display-name="literki pod arabskimi 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4cm" fo:margin-left="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0.12cm" fo:margin-left="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1S</meta:editing-duration>
    <meta:editing-cycles>9</meta:editing-cycles>
    <meta:generator>LibreOffice/5.1.6.2$Linux_X86_64 LibreOffice_project/10m0$Build-2</meta:generator>
    <dc:date>2017-10-29T18:34:15.734000000</dc:date>
    <meta:document-statistic meta:table-count="0" meta:image-count="0" meta:object-count="0" meta:page-count="1" meta:paragraph-count="31" meta:word-count="330" meta:character-count="2630" meta:non-whitespace-character-count="2350"/>
    <meta:user-defined meta:name="Info 1"/>
    <meta:user-defined meta:name="Info 2"/>
    <meta:user-defined meta:name="Info 3"/>
    <meta:user-defined meta:name="Info 4"/>
  </office:meta>
</office:document-meta>
</file>